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3"/>
    <style:style style:name="P16" style:family="paragraph" style:parent-style-name="Heading_20_1" style:list-style-name="WWNum3">
      <style:paragraph-properties fo:margin-top="0.0398in" fo:margin-bottom="0in" loext:contextual-spacing="false"/>
    </style:style>
    <style:style style:name="P17" style:family="paragraph" style:parent-style-name="Heading_20_1" style:list-style-name="WWNum3">
      <style:paragraph-properties fo:margin-top="0in" fo:margin-bottom="0in" loext:contextual-spacing="false"/>
    </style:style>
    <style:style style:name="P18" style:family="paragraph" style:parent-style-name="Heading_20_1" style:list-style-name="WWNum3">
      <style:paragraph-properties fo:margin-top="0in" fo:margin-bottom="0.0429in" loext:contextual-spacing="false"/>
    </style:style>
    <style:style style:name="P1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style:font-name="Arial" fo:font-size="11pt" style:font-name-asian="Arial1" style:font-size-asian="11pt" style:font-name-complex="Arial1" style:font-size-complex="11pt"/>
    </style:style>
    <style:style style:name="T1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aczyuw2yex2w"/><text:span text:style-name="T1">Desarrollo de interfaces</text:span><text:span text:style-name="T2"><text:line-break/></text:span><text:span text:style-name="T3">UD 05. Guía didáctica</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5. Patrones de diseño de formularios</text:span></text:p>
      <text:list xml:id="list3191991044" text:style-name="WWNum3">
        <text:list-item>
          <text:p text:style-name="P16"><text:bookmark text:name="_35ynxtfrmuvw"/>Conocimientos previos</text:p>
        </text:list-item>
      </text:list>
      <text:list xml:id="list3726460577" text:style-name="WWNum1">
        <text:list-item>
          <text:p text:style-name="P6">Conocimientos avanzados de programación.</text:p>
        </text:list-item>
      </text:list>
      <text:list xml:id="list73452490266266" text:continue-list="list3191991044" text:style-name="WWNum3">
        <text:list-item>
          <text:p text:style-name="P17"><text:bookmark text:name="_1w7nzw2o20ar"/><text:s/>Objetivos</text:p>
        </text:list-item>
      </text:list>
      <text:list xml:id="list4043064221" text:style-name="WWNum5">
        <text:list-item>
          <text:p text:style-name="P7">Aplicar principios generales de diseño para crear formularios claros, eficientes y fáciles de usar.</text:p>
        </text:list-item>
        <text:list-item>
          <text:p text:style-name="P7">Identificar y emplear estructuras de formularios que mejoren la usabilidad y la efectividad en la recogida de información.</text:p>
        </text:list-item>
        <text:list-item>
          <text:p text:style-name="P7">Conocer y aplicar normativa y buenas prácticas que garanticen la coherencia y calidad en la implementación de formularios.</text:p>
        </text:list-item>
        <text:list-item>
          <text:p text:style-name="P7">Seleccionar y configurar adecuadamente los tipos de campos más utilizados en formularios según su funcionalidad y contexto.</text:p>
        </text:list-item>
        <text:list-item>
          <text:p text:style-name="P7">Diseñar mecanismos de retroalimentación y validación que guíen al usuario y reduzcan errores en la introducción de datos.</text:p>
        </text:list-item>
        <text:list-item>
          <text:p text:style-name="P7">Implementar microinteracciones que mejoren la experiencia del usuario y faciliten la interacción con los formularios.</text:p>
        </text:list-item>
        <text:list-item>
          <text:p text:style-name="P7">Garantizar la accesibilidad y usabilidad de los formularios para todo tipo de usuarios, incluyendo personas con diversidad funcional.</text:p>
        </text:list-item>
      </text:list>
      <text:list xml:id="list3628773813" text:style-name="WWNum2">
        <text:list-item>
          <text:p text:style-name="P8">Establecer y utilizar una nomenclatura coherente y estándar para los componentes de UI de formularios, facilitando su comprensión y mantenimiento.</text:p>
        </text:list-item>
      </text:list>
      <text:list xml:id="list73451934453261" text:continue-list="list73452490266266" text:style-name="WWNum3">
        <text:list-item>
          <text:p text:style-name="P17"><text:bookmark text:name="_u76wnfr4jev9"/>Contenidos</text:p>
        </text:list-item>
      </text:list>
      <text:list xml:id="list92525224" text:style-name="WWNum4">
        <text:list-item>
          <text:p text:style-name="P9">Principios generales de diseño de formularios</text:p>
        </text:list-item>
        <text:list-item>
          <text:p text:style-name="P9">Estructuras probadas para optimizar la experiencia de usuario</text:p>
        </text:list-item>
        <text:list-item>
          <text:p text:style-name="P9">Normativa y buenas prácticas de implementación</text:p>
        </text:list-item>
        <text:list-item>
          <text:p text:style-name="P9">Tipos de campos más comunes</text:p>
        </text:list-item>
        <text:list-item>
          <text:p text:style-name="P9">Feedback y validación de formularios</text:p>
        </text:list-item>
        <text:list-item>
          <text:p text:style-name="P9">Microinteracciones relevantes</text:p>
        </text:list-item>
        <text:list-item>
          <text:p text:style-name="P9">Accesibilidad y formularios inclusivos</text:p>
        </text:list-item>
        <text:list-item>
          <text:p text:style-name="P9">Propuesta de nomenclatura universal para componentes de UI</text:p>
        </text:list-item>
      </text:list>
      <text:list xml:id="list73451231014272" text:continue-list="list73451934453261" text:style-name="WWNum3">
        <text:list-item>
          <text:p text:style-name="P18"><text:bookmark text:name="_a1okclatiswm"/>Actividades</text:p>
        </text:list-item>
      </text:list>
      <text:p text:style-name="Standard">Esta unidad no se estudia de forma aislada, sino integrada en un bloque junto con las seis primeras unidades del módulo. Al finalizar la sexta unidad, se propondrán actividades de carácter no evaluable que engloban los contenidos trabajados en todo el bloque. La realización de dichas actividades será fundamental para afianzar los conocimientos, ya que los aprendizajes adquiridos en estas unidades constituirán la base necesaria para resolver correctamente las actividades evaluables posteriores.</text:p>
      <text:list xml:id="list73452105685502" text:continue-numbering="true" text:style-name="WWNum3">
        <text:list-item>
          <text:p text:style-name="P15"><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5. Guía didáctica</text:span></text:p>
      </style:header>
      <style:footer>
        <text:p text:style-name="MP4"><text:span text:style-name="MT1">CFGS DAM/DAW<text:tab/><text:tab/>Unidad 05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31" meta:word-count="341" meta:character-count="2311" meta:non-whitespace-character-count="2019"/>
    <meta:generator>LibreOfficeDev/6.0.5.2$Linux_X86_64 LibreOffice_project/</meta:generator>
  </office:meta>
</office:document-meta>
</file>